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00000003A0422BB7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sans-serif" svg:font-family="sans-serif"/>
    <style:font-face style:name="Times New Roman1" svg:font-family="'Times New Roman'" style:font-family-generic="roman"/>
    <style:font-face style:name="Arial1" svg:font-family="Arial"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DIN Engschrift Std" svg:font-family="'DIN Engschrift Std'" style:font-family-generic="roman" style:font-pitch="variable"/>
    <style:font-face style:name="DINOT-Medium" svg:font-family="DINOT-Medium" style:font-family-generic="roman" style:font-pitch="variable"/>
    <style:font-face style:name="Franklin Gothic Medium" svg:font-family="'Franklin Gothic Medium'"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atang" svg:font-family="Batang"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7.2in" fo:margin-left="-0.0785in" fo:margin-top="0in" fo:margin-bottom="0in" fo:break-before="page" table:align="left" style:writing-mode="lr-tb"/>
    </style:style>
    <style:style style:name="Table1.A" style:family="table-column">
      <style:table-column-properties style:column-width="1.0576in"/>
    </style:style>
    <style:style style:name="Table1.B" style:family="table-column">
      <style:table-column-properties style:column-width="0.1306in"/>
    </style:style>
    <style:style style:name="Table1.C" style:family="table-column">
      <style:table-column-properties style:column-width="1.3632in"/>
    </style:style>
    <style:style style:name="Table1.D" style:family="table-column">
      <style:table-column-properties style:column-width="1.4653in"/>
    </style:style>
    <style:style style:name="Table1.E" style:family="table-column">
      <style:table-column-properties style:column-width="0.7389in"/>
    </style:style>
    <style:style style:name="Table1.F" style:family="table-column">
      <style:table-column-properties style:column-width="0.4861in"/>
    </style:style>
    <style:style style:name="Table1.G" style:family="table-column">
      <style:table-column-properties style:column-width="1.9583in"/>
    </style:style>
    <style:style style:name="Table1.1" style:family="table-row">
      <style:table-row-properties style:min-row-height="0.1306in" fo:keep-together="auto"/>
    </style:style>
    <style:style style:name="Table1.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1.2" style:family="table-row">
      <style:table-row-properties fo:keep-together="auto"/>
    </style:style>
    <style:style style:name="Table1.A2" style:family="table-cell">
      <style:table-cell-properties style:vertical-align="middle" fo:padding-left="0.0785in" fo:padding-right="0.075in" fo:padding-top="0in" fo:padding-bottom="0in" fo:border="0.5pt solid #00000a"/>
    </style:style>
    <style:style style:name="Table1.B2" style:family="table-cell">
      <style:table-cell-properties style:vertical-align="middle" fo:padding-left="0.0785in" fo:padding-right="0.075in" fo:padding-top="0in" fo:padding-bottom="0in" fo:border="0.5pt solid #00000a"/>
    </style:style>
    <style:style style:name="Table1.3" style:family="table-row">
      <style:table-row-properties fo:keep-together="auto"/>
    </style:style>
    <style:style style:name="Table1.A3" style:family="table-cell">
      <style:table-cell-properties style:vertical-align="middle" fo:padding-left="0.0785in" fo:padding-right="0.075in" fo:padding-top="0in" fo:padding-bottom="0in" fo:border="0.5pt solid #00000a"/>
    </style:style>
    <style:style style:name="Table1.B3" style:family="table-cell">
      <style:table-cell-properties style:vertical-align="middle" fo:padding-left="0.0785in" fo:padding-right="0.075in" fo:padding-top="0in" fo:padding-bottom="0in" fo:border="0.5pt solid #00000a"/>
    </style:style>
    <style:style style:name="Table1.4" style:family="table-row">
      <style:table-row-properties fo:keep-together="auto"/>
    </style:style>
    <style:style style:name="Table1.A4" style:family="table-cell">
      <style:table-cell-properties style:vertical-align="middle" fo:padding-left="0.0785in" fo:padding-right="0.075in" fo:padding-top="0in" fo:padding-bottom="0in" fo:border="0.5pt solid #00000a"/>
    </style:style>
    <style:style style:name="Table1.B4" style:family="table-cell">
      <style:table-cell-properties style:vertical-align="middle" fo:padding-left="0.0785in" fo:padding-right="0.075in" fo:padding-top="0in" fo:padding-bottom="0in" fo:border="0.5pt solid #00000a"/>
    </style:style>
    <style:style style:name="Table1.5" style:family="table-row">
      <style:table-row-properties style:min-row-height="0.1806in" fo:keep-together="auto"/>
    </style:style>
    <style:style style:name="Table1.A5" style:family="table-cell">
      <style:table-cell-properties style:vertical-align="middle" fo:padding-left="0.0785in" fo:padding-right="0.075in" fo:padding-top="0in" fo:padding-bottom="0in" fo:border="0.5pt solid #00000a"/>
    </style:style>
    <style:style style:name="Table1.B5" style:family="table-cell">
      <style:table-cell-properties style:vertical-align="middle" fo:padding-left="0.0785in" fo:padding-right="0.075in" fo:padding-top="0in" fo:padding-bottom="0in" fo:border="0.5pt solid #00000a"/>
    </style:style>
    <style:style style:name="Table1.6" style:family="table-row">
      <style:table-row-properties fo:keep-together="auto"/>
    </style:style>
    <style:style style:name="Table1.A6" style:family="table-cell">
      <style:table-cell-properties style:vertical-align="middle" fo:padding-left="0.0785in" fo:padding-right="0.075in" fo:padding-top="0in" fo:padding-bottom="0in" fo:border="0.5pt solid #00000a"/>
    </style:style>
    <style:style style:name="Table1.B6" style:family="table-cell">
      <style:table-cell-properties style:vertical-align="middle" fo:padding-left="0.0785in" fo:padding-right="0.075in" fo:padding-top="0in" fo:padding-bottom="0in" fo:border="0.5pt solid #00000a"/>
    </style:style>
    <style:style style:name="Table1.E6" style:family="table-cell">
      <style:table-cell-properties style:vertical-align="middle" fo:padding-left="0.0785in" fo:padding-right="0.075in" fo:padding-top="0in" fo:padding-bottom="0in" fo:border="0.5pt solid #00000a"/>
    </style:style>
    <style:style style:name="Table1.F6" style:family="table-cell">
      <style:table-cell-properties style:vertical-align="middle" fo:padding-left="0.0785in" fo:padding-right="0.075in" fo:padding-top="0in" fo:padding-bottom="0in" fo:border="0.5pt solid #00000a"/>
    </style:style>
    <style:style style:name="Table1.7" style:family="table-row">
      <style:table-row-properties fo:keep-together="auto"/>
    </style:style>
    <style:style style:name="Table1.A7" style:family="table-cell">
      <style:table-cell-properties style:vertical-align="middle" fo:padding-left="0.0785in" fo:padding-right="0.075in" fo:padding-top="0in" fo:padding-bottom="0in" fo:border="0.5pt solid #00000a"/>
    </style:style>
    <style:style style:name="Table1.B7" style:family="table-cell">
      <style:table-cell-properties style:vertical-align="middle" fo:padding-left="0.0785in" fo:padding-right="0.075in" fo:padding-top="0in" fo:padding-bottom="0in" fo:border="0.5pt solid #00000a"/>
    </style:style>
    <style:style style:name="Table1.E7" style:family="table-cell">
      <style:table-cell-properties style:vertical-align="middle" fo:padding-left="0.0785in" fo:padding-right="0.075in" fo:padding-top="0in" fo:padding-bottom="0in" fo:border="0.5pt solid #00000a"/>
    </style:style>
    <style:style style:name="Table1.F7" style:family="table-cell">
      <style:table-cell-properties style:vertical-align="middle" fo:padding-left="0.0785in" fo:padding-right="0.075in" fo:padding-top="0in" fo:padding-bottom="0in" fo:border="0.5pt solid #00000a"/>
    </style:style>
    <style:style style:name="Table1.8" style:family="table-row">
      <style:table-row-properties fo:keep-together="auto"/>
    </style:style>
    <style:style style:name="Table1.A8" style:family="table-cell">
      <style:table-cell-properties style:vertical-align="middle" fo:padding-left="0.0785in" fo:padding-right="0.075in" fo:padding-top="0in" fo:padding-bottom="0in" fo:border="0.5pt solid #00000a"/>
    </style:style>
    <style:style style:name="Table1.B8" style:family="table-cell">
      <style:table-cell-properties style:vertical-align="middle" fo:padding-left="0.0785in" fo:padding-right="0.075in" fo:padding-top="0in" fo:padding-bottom="0in" fo:border="0.5pt solid #00000a"/>
    </style:style>
    <style:style style:name="Table1.E8" style:family="table-cell">
      <style:table-cell-properties style:vertical-align="middle" fo:padding-left="0.0785in" fo:padding-right="0.075in" fo:padding-top="0in" fo:padding-bottom="0in" fo:border="0.5pt solid #00000a"/>
    </style:style>
    <style:style style:name="Table1.F8" style:family="table-cell">
      <style:table-cell-properties style:vertical-align="middle" fo:padding-left="0.0785in" fo:padding-right="0.075in" fo:padding-top="0in" fo:padding-bottom="0in" fo:border="0.5pt solid #00000a"/>
    </style:style>
    <style:style style:name="Table1.9" style:family="table-row">
      <style:table-row-properties fo:keep-together="auto"/>
    </style:style>
    <style:style style:name="Table1.A9" style:family="table-cell">
      <style:table-cell-properties style:vertical-align="middle" fo:padding-left="0.0785in" fo:padding-right="0.075in" fo:padding-top="0in" fo:padding-bottom="0in" fo:border="0.5pt solid #00000a"/>
    </style:style>
    <style:style style:name="Table1.10" style:family="table-row">
      <style:table-row-properties fo:keep-together="auto"/>
    </style:style>
    <style:style style:name="Table1.11" style:family="table-row">
      <style:table-row-properties fo:keep-together="auto"/>
    </style:style>
    <style:style style:name="Table1.A11" style:family="table-cell">
      <style:table-cell-properties style:vertical-align="middle" fo:padding-left="0.0785in" fo:padding-right="0.075in" fo:padding-top="0in" fo:padding-bottom="0in" fo:border="0.5pt solid #00000a"/>
    </style:style>
    <style:style style:name="Table1.B11" style:family="table-cell">
      <style:table-cell-properties style:vertical-align="middle" fo:padding-left="0.0785in" fo:padding-right="0.075in" fo:padding-top="0in" fo:padding-bottom="0in" fo:border="0.5pt solid #00000a"/>
    </style:style>
    <style:style style:name="Table1.12" style:family="table-row">
      <style:table-row-properties fo:keep-together="auto"/>
    </style:style>
    <style:style style:name="Table1.A12" style:family="table-cell">
      <style:table-cell-properties style:vertical-align="middle" fo:padding-left="0.0785in" fo:padding-right="0.075in" fo:padding-top="0in" fo:padding-bottom="0in" fo:border="0.5pt solid #00000a"/>
    </style:style>
    <style:style style:name="Table1.B12" style:family="table-cell">
      <style:table-cell-properties style:vertical-align="middle" fo:padding-left="0.0785in" fo:padding-right="0.075in" fo:padding-top="0in" fo:padding-bottom="0in" fo:border="0.5pt solid #00000a"/>
    </style:style>
    <style:style style:name="Table1.13" style:family="table-row">
      <style:table-row-properties fo:keep-together="auto"/>
    </style:style>
    <style:style style:name="Table1.A13" style:family="table-cell">
      <style:table-cell-properties style:vertical-align="middle" fo:padding-left="0.0785in" fo:padding-right="0.075in" fo:padding-top="0in" fo:padding-bottom="0in" fo:border="0.5pt solid #00000a"/>
    </style:style>
    <style:style style:name="Table1.B13" style:family="table-cell">
      <style:table-cell-properties style:vertical-align="middle" fo:padding-left="0.0785in" fo:padding-right="0.075in" fo:padding-top="0in" fo:padding-bottom="0in" fo:border="0.5pt solid #00000a"/>
    </style:style>
    <style:style style:name="Table1.14" style:family="table-row">
      <style:table-row-properties fo:keep-together="auto"/>
    </style:style>
    <style:style style:name="Table1.A14" style:family="table-cell">
      <style:table-cell-properties style:vertical-align="middle" fo:padding-left="0.0785in" fo:padding-right="0.075in" fo:padding-top="0in" fo:padding-bottom="0in" fo:border="0.5pt solid #00000a"/>
    </style:style>
    <style:style style:name="Table1.B14" style:family="table-cell">
      <style:table-cell-properties style:vertical-align="middle" fo:padding-left="0.0785in" fo:padding-right="0.075in" fo:padding-top="0in" fo:padding-bottom="0in" fo:border="0.5pt solid #00000a"/>
    </style:style>
    <style:style style:name="Table1.15" style:family="table-row">
      <style:table-row-properties fo:keep-together="auto"/>
    </style:style>
    <style:style style:name="Table1.A15" style:family="table-cell">
      <style:table-cell-properties style:vertical-align="middle" fo:padding-left="0.0785in" fo:padding-right="0.075in" fo:padding-top="0in" fo:padding-bottom="0in" fo:border="0.5pt solid #00000a"/>
    </style:style>
    <style:style style:name="Table1.B15" style:family="table-cell">
      <style:table-cell-properties style:vertical-align="middle" fo:padding-left="0.0785in" fo:padding-right="0.075in" fo:padding-top="0in" fo:padding-bottom="0in" fo:border="0.5pt solid #00000a"/>
    </style:style>
    <style:style style:name="Table1.16" style:family="table-row">
      <style:table-row-properties fo:keep-together="auto"/>
    </style:style>
    <style:style style:name="Table1.A16" style:family="table-cell">
      <style:table-cell-properties style:vertical-align="middle" fo:padding-left="0.0785in" fo:padding-right="0.075in" fo:padding-top="0in" fo:padding-bottom="0in" fo:border="0.5pt solid #00000a"/>
    </style:style>
    <style:style style:name="Table1.B16" style:family="table-cell">
      <style:table-cell-properties style:vertical-align="middle" fo:padding-left="0.0785in" fo:padding-right="0.075in" fo:padding-top="0in" fo:padding-bottom="0in" fo:border="0.5pt solid #00000a"/>
    </style:style>
    <style:style style:name="Table1.E16" style:family="table-cell">
      <style:table-cell-properties style:vertical-align="middle" fo:padding-left="0.0785in" fo:padding-right="0.075in" fo:padding-top="0in" fo:padding-bottom="0in" fo:border="0.5pt solid #00000a"/>
    </style:style>
    <style:style style:name="Table1.F16" style:family="table-cell">
      <style:table-cell-properties style:vertical-align="middle" fo:padding-left="0.0785in" fo:padding-right="0.075in" fo:padding-top="0in" fo:padding-bottom="0in" fo:border="0.5pt solid #00000a"/>
    </style:style>
    <style:style style:name="Table1.17" style:family="table-row">
      <style:table-row-properties fo:keep-together="auto"/>
    </style:style>
    <style:style style:name="Table1.A17" style:family="table-cell">
      <style:table-cell-properties style:vertical-align="middle" fo:padding-left="0.0785in" fo:padding-right="0.075in" fo:padding-top="0in" fo:padding-bottom="0in" fo:border="0.5pt solid #00000a"/>
    </style:style>
    <style:style style:name="Table1.B17" style:family="table-cell">
      <style:table-cell-properties style:vertical-align="middle" fo:padding-left="0.0785in" fo:padding-right="0.075in" fo:padding-top="0in" fo:padding-bottom="0in" fo:border="0.5pt solid #00000a"/>
    </style:style>
    <style:style style:name="Table1.E17" style:family="table-cell">
      <style:table-cell-properties style:vertical-align="middle" fo:padding-left="0.0785in" fo:padding-right="0.075in" fo:padding-top="0in" fo:padding-bottom="0in" fo:border="0.5pt solid #00000a"/>
    </style:style>
    <style:style style:name="Table1.F17" style:family="table-cell">
      <style:table-cell-properties style:vertical-align="middle" fo:padding-left="0.0785in" fo:padding-right="0.075in" fo:padding-top="0in" fo:padding-bottom="0in" fo:border="0.5pt solid #00000a"/>
    </style:style>
    <style:style style:name="Table1.18" style:family="table-row">
      <style:table-row-properties fo:keep-together="auto"/>
    </style:style>
    <style:style style:name="Table1.A18" style:family="table-cell">
      <style:table-cell-properties style:vertical-align="middle" fo:padding-left="0.0785in" fo:padding-right="0.075in" fo:padding-top="0in" fo:padding-bottom="0in" fo:border="0.5pt solid #00000a"/>
    </style:style>
    <style:style style:name="Table1.B18" style:family="table-cell">
      <style:table-cell-properties style:vertical-align="middle" fo:padding-left="0.0785in" fo:padding-right="0.075in" fo:padding-top="0in" fo:padding-bottom="0in" fo:border="0.5pt solid #00000a"/>
    </style:style>
    <style:style style:name="Table1.E18" style:family="table-cell">
      <style:table-cell-properties style:vertical-align="middle" fo:padding-left="0.0785in" fo:padding-right="0.075in" fo:padding-top="0in" fo:padding-bottom="0in" fo:border="0.5pt solid #00000a"/>
    </style:style>
    <style:style style:name="Table1.F18" style:family="table-cell">
      <style:table-cell-properties style:vertical-align="middle" fo:padding-left="0.0785in" fo:padding-right="0.075in" fo:padding-top="0in" fo:padding-bottom="0in" fo:border="0.5pt solid #00000a"/>
    </style:style>
    <style:style style:name="Table1.20" style:family="table-row">
      <style:table-row-properties style:min-row-height="0.3181in" fo:keep-together="auto"/>
    </style:style>
    <style:style style:name="Table1.A20" style:family="table-cell">
      <style:table-cell-properties style:vertical-align="middle" fo:padding-left="0.0785in" fo:padding-right="0.075in" fo:padding-top="0in" fo:padding-bottom="0in" fo:border="0.5pt solid #00000a"/>
    </style:style>
    <style:style style:name="Table1.C20" style:family="table-cell">
      <style:table-cell-properties style:vertical-align="middle" fo:padding-left="0.0785in" fo:padding-right="0.075in" fo:padding-top="0in" fo:padding-bottom="0in" fo:border="0.5pt solid #00000a"/>
    </style:style>
    <style:style style:name="Table1.D20" style:family="table-cell">
      <style:table-cell-properties style:vertical-align="middle" fo:padding-left="0.0785in" fo:padding-right="0.075in" fo:padding-top="0in" fo:padding-bottom="0in" fo:border="0.5pt solid #00000a"/>
    </style:style>
    <style:style style:name="Table1.G20" style:family="table-cell">
      <style:table-cell-properties style:vertical-align="middle" fo:padding-left="0.0785in" fo:padding-right="0.075in" fo:padding-top="0in" fo:padding-bottom="0in" fo:border="0.5pt solid #00000a"/>
    </style:style>
    <style:style style:name="Table1.A22" style:family="table-cell">
      <style:table-cell-properties style:vertical-align="middle" fo:padding-left="0.0785in" fo:padding-right="0.075in" fo:padding-top="0in" fo:padding-bottom="0in" fo:border="0.5pt solid #00000a"/>
    </style:style>
    <style:style style:name="Table1.24" style:family="table-row">
      <style:table-row-properties style:min-row-height="0.4743in" fo:keep-together="auto"/>
    </style:style>
    <style:style style:name="Table1.A24" style:family="table-cell">
      <style:table-cell-properties fo:padding-left="0.0785in" fo:padding-right="0.075in" fo:padding-top="0in" fo:padding-bottom="0in" fo:border="0.5pt solid #00000a"/>
    </style:style>
    <style:style style:name="Table1.26" style:family="table-row">
      <style:table-row-properties style:min-row-height="0.4618in" fo:keep-together="auto"/>
    </style:style>
    <style:style style:name="Table1.A26" style:family="table-cell">
      <style:table-cell-properties fo:padding-left="0.0785in" fo:padding-right="0.075in" fo:padding-top="0in" fo:padding-bottom="0in" fo:border="0.5pt solid #00000a"/>
    </style:style>
    <style:style style:name="Table1.28" style:family="table-row">
      <style:table-row-properties style:min-row-height="0.5743in" fo:keep-together="auto"/>
    </style:style>
    <style:style style:name="Table1.A28" style:family="table-cell">
      <style:table-cell-properties fo:padding-left="0.0785in" fo:padding-right="0.075in" fo:padding-top="0in" fo:padding-bottom="0in" fo:border="0.5pt solid #00000a"/>
    </style:style>
    <style:style style:name="P1" style:family="paragraph" style:parent-style-name="Header">
      <style:paragraph-properties fo:text-align="center" style:justify-single-word="false"/>
      <style:text-properties fo:color="#a50021" fo:font-weight="bold" style:font-weight-asian="bold"/>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color="#808080" style:font-name="Franklin Gothic Medium" fo:font-size="10pt" fo:font-weight="bold" style:font-size-asian="10pt" style:font-weight-asian="bold" style:font-name-complex="Arial2" style:font-size-complex="10pt" style:font-weight-complex="bold"/>
    </style:style>
    <style:style style:name="P4" style:family="paragraph" style:parent-style-name="Standard">
      <style:paragraph-properties fo:text-align="end" style:justify-single-word="false"/>
      <style:text-properties style:font-name="Franklin Gothic Medium" fo:font-size="9pt" style:font-size-asian="9pt" style:font-size-complex="9pt"/>
    </style:style>
    <style:style style:name="P5" style:family="paragraph" style:parent-style-name="Standard">
      <style:paragraph-properties fo:text-align="end" style:justify-single-word="false"/>
    </style:style>
    <style:style style:name="P6" style:family="paragraph" style:parent-style-name="Standard">
      <style:text-properties style:font-name="DINOT-Medium" fo:font-size="11pt" officeooo:rsid="00140fd1" officeooo:paragraph-rsid="00140fd1" style:font-size-asian="11pt" style:font-size-complex="11pt"/>
    </style:style>
    <style:style style:name="P7" style:family="paragraph" style:parent-style-name="Standard">
      <style:text-properties style:font-name="DINOT-Medium" fo:font-size="11pt" officeooo:rsid="0019a35c" officeooo:paragraph-rsid="0019a35c" style:font-size-asian="11pt" style:font-size-complex="11pt"/>
    </style:style>
    <style:style style:name="P8" style:family="paragraph" style:parent-style-name="Standard">
      <style:paragraph-properties fo:text-align="end" style:justify-single-word="false"/>
      <style:text-properties style:font-name="DINOT-Medium" fo:font-size="11pt" style:font-size-asian="11pt" style:font-name-complex="Arial2" style:font-size-complex="11pt"/>
    </style:style>
    <style:style style:name="P9" style:family="paragraph" style:parent-style-name="Standard">
      <style:text-properties officeooo:paragraph-rsid="00112f90"/>
    </style:style>
    <style:style style:name="P10" style:family="paragraph" style:parent-style-name="Standard">
      <style:text-properties officeooo:paragraph-rsid="00227692"/>
    </style:style>
    <style:style style:name="P11" style:family="paragraph" style:parent-style-name="Standard">
      <style:text-properties style:font-name="Times New Roman1" fo:font-size="11pt" style:font-size-asian="11pt" style:font-size-complex="11pt"/>
    </style:style>
    <style:style style:name="P12" style:family="paragraph" style:parent-style-name="Standard">
      <style:text-properties officeooo:rsid="001d335c" officeooo:paragraph-rsid="00227692"/>
    </style:style>
    <style:style style:name="P13" style:family="paragraph" style:parent-style-name="Standard">
      <style:text-properties fo:font-size="12pt" officeooo:paragraph-rsid="00308d31" style:font-size-asian="12pt" style:font-size-complex="12pt"/>
    </style:style>
    <style:style style:name="P14" style:family="paragraph" style:parent-style-name="Standard">
      <style:text-properties fo:font-variant="normal" fo:text-transform="none" fo:color="#000000" fo:font-size="12pt" fo:letter-spacing="normal" fo:font-style="normal" fo:font-weight="normal" officeooo:rsid="002ad0dc" officeooo:paragraph-rsid="00308d31" style:font-size-asian="12pt" style:font-size-complex="12pt"/>
    </style:style>
    <style:style style:name="P15" style:family="paragraph" style:parent-style-name="Standard">
      <style:text-properties officeooo:paragraph-rsid="00283ebf"/>
    </style:style>
    <style:style style:name="P16" style:family="paragraph" style:parent-style-name="Standard">
      <style:text-properties officeooo:rsid="0023bb1e" officeooo:paragraph-rsid="003c416c"/>
    </style:style>
    <style:style style:name="P17" style:family="paragraph" style:parent-style-name="Standard">
      <style:paragraph-properties fo:margin-top="0.0417in" fo:margin-bottom="0.0417in" style:contextual-spacing="false"/>
    </style:style>
    <style:style style:name="P18" style:family="paragraph" style:parent-style-name="Standard">
      <style:paragraph-properties fo:margin-top="0.0417in" fo:margin-bottom="0.0417in" style:contextual-spacing="false"/>
      <style:text-properties style:font-name="DINOT-Medium" fo:font-size="11pt" style:font-size-asian="11pt" style:font-size-complex="11pt" style:font-weight-complex="bold"/>
    </style:style>
    <style:style style:name="P19" style:family="paragraph" style:parent-style-name="Standard">
      <style:paragraph-properties fo:margin-top="0.0417in" fo:margin-bottom="0.0417in" style:contextual-spacing="false"/>
      <style:text-properties style:font-name="DINOT-Medium" fo:font-size="11pt" fo:font-style="italic" style:font-size-asian="11pt" style:font-style-asian="italic" style:font-name-complex="Arial2" style:font-size-complex="11pt" style:font-weight-complex="bold"/>
    </style:style>
    <style:style style:name="P20" style:family="paragraph" style:parent-style-name="Normal_20__28_Web_29_">
      <style:paragraph-properties fo:margin-top="0.1945in" fo:margin-bottom="0.1945in" style:contextual-spacing="false" fo:orphans="0" fo:widows="0"/>
      <style:text-properties style:font-name="DINOT-Medium" fo:font-size="11pt" style:font-size-asian="11pt" style:font-size-complex="11pt"/>
    </style:style>
    <style:style style:name="P21" style:family="paragraph" style:parent-style-name="Normal_20__28_Web_29_">
      <style:paragraph-properties fo:margin-top="0.1945in" fo:margin-bottom="0.1945in" style:contextual-spacing="false" fo:orphans="0" fo:widows="0"/>
      <style:text-properties style:font-name="DINOT-Medium" fo:font-size="11pt" style:font-size-asian="11pt" style:language-asian="ko" style:country-asian="KR" style:font-size-complex="11pt"/>
    </style:style>
    <style:style style:name="P22" style:family="paragraph" style:parent-style-name="Frame_20_contents">
      <style:text-properties style:font-name="Franklin Gothic Medium" fo:font-size="4pt" fo:font-weight="bold" style:font-size-asian="4pt" style:font-weight-asian="bold" style:font-name-complex="Tahoma1" style:font-size-complex="4pt"/>
    </style:style>
    <style:style style:name="P23" style:family="paragraph" style:parent-style-name="Frame_20_contents">
      <style:text-properties style:font-name="Franklin Gothic Medium" fo:font-size="4pt" fo:font-weight="bold" style:font-size-asian="4pt" style:font-weight-asian="bold" style:font-size-complex="4pt"/>
    </style:style>
    <style:style style:name="P24" style:family="paragraph" style:parent-style-name="Frame_20_contents">
      <style:text-properties style:font-name="DIN Engschrift Std" fo:font-size="18pt" style:font-size-asian="18pt" style:font-name-complex="Tahoma1" style:font-size-complex="18pt"/>
    </style:style>
    <style:style style:name="P25" style:family="paragraph" style:parent-style-name="Standard">
      <style:paragraph-properties fo:margin-left="0.2in" fo:margin-right="0.3in" fo:text-indent="0in" style:auto-text-indent="false"/>
      <style:text-properties officeooo:paragraph-rsid="00227692"/>
    </style:style>
    <style:style style:name="P26" style:family="paragraph" style:parent-style-name="Text_20_body">
      <style:text-properties fo:font-size="12pt" officeooo:paragraph-rsid="00308d31" style:font-size-asian="12pt" style:font-size-complex="12pt"/>
    </style:style>
    <style:style style:name="P27" style:family="paragraph" style:parent-style-name="Text_20_body">
      <style:text-properties fo:font-size="12pt" officeooo:rsid="00308d31" officeooo:paragraph-rsid="00308d31" style:font-size-asian="12pt" style:font-size-complex="12pt"/>
    </style:style>
    <style:style style:name="P28" style:family="paragraph" style:parent-style-name="Standard">
      <style:text-properties officeooo:paragraph-rsid="004161f8"/>
    </style:style>
    <style:style style:name="P29" style:family="paragraph" style:parent-style-name="Standard">
      <style:text-properties fo:font-size="12pt" officeooo:rsid="0035367c" officeooo:paragraph-rsid="0041d321" style:font-size-asian="12pt" style:font-size-complex="12pt"/>
    </style:style>
    <style:style style:name="P30" style:family="paragraph" style:parent-style-name="Standard">
      <style:text-properties officeooo:paragraph-rsid="0045c296"/>
    </style:style>
    <style:style style:name="P31" style:family="paragraph" style:parent-style-name="Standard">
      <style:text-properties officeooo:paragraph-rsid="00486787"/>
    </style:style>
    <style:style style:name="P32" style:family="paragraph" style:parent-style-name="Text_20_body">
      <style:text-properties fo:font-size="12pt" officeooo:paragraph-rsid="00308d31" style:font-size-asian="12pt" style:font-size-complex="12pt"/>
    </style:style>
    <style:style style:name="P33" style:family="paragraph" style:parent-style-name="Header" style:master-page-name="Standard">
      <style:paragraph-properties style:page-number="auto"/>
      <style:text-properties style:font-name="Franklin Gothic Medium"/>
    </style:style>
    <style:style style:name="T1" style:family="text">
      <style:text-properties fo:color="#808080" style:font-name="Franklin Gothic Medium" fo:font-size="8pt" fo:font-weight="bold" style:font-size-asian="8pt" style:font-weight-asian="bold" style:font-name-complex="Arial2" style:font-weight-complex="bold"/>
    </style:style>
    <style:style style:name="T2" style:family="text">
      <style:text-properties fo:color="#808080" style:font-name="Franklin Gothic Medium" fo:font-size="7pt" fo:font-weight="bold" style:font-size-asian="7pt" style:font-weight-asian="bold" style:font-name-complex="Arial2" style:font-weight-complex="bold"/>
    </style:style>
    <style:style style:name="T3" style:family="text">
      <style:text-properties style:font-name="DINOT-Medium"/>
    </style:style>
    <style:style style:name="T4" style:family="text">
      <style:text-properties style:font-name="DINOT-Medium" style:language-asian="en" style:country-asian="US" style:font-name-complex="Arial2"/>
    </style:style>
    <style:style style:name="T5" style:family="text">
      <style:text-properties style:font-name="DINOT-Medium" fo:font-size="11pt" style:font-size-asian="11pt" style:font-name-complex="Arial2" style:font-size-complex="11pt"/>
    </style:style>
    <style:style style:name="T6" style:family="text">
      <style:text-properties style:font-name="DINOT-Medium" fo:font-size="11pt" style:font-size-asian="11pt" style:font-name-complex="Arial2" style:font-size-complex="11pt" style:font-weight-complex="bold"/>
    </style:style>
    <style:style style:name="T7" style:family="text">
      <style:text-properties style:font-name="DINOT-Medium" fo:font-size="11pt" officeooo:rsid="003a812d" style:font-size-asian="11pt" style:font-name-complex="Arial2" style:font-size-complex="11pt" style:font-weight-complex="bold"/>
    </style:style>
    <style:style style:name="T8" style:family="text">
      <style:text-properties style:font-name="DINOT-Medium" fo:font-size="11pt" officeooo:rsid="000f3f31" style:font-size-asian="11pt" style:font-name-complex="Arial2" style:font-size-complex="11pt"/>
    </style:style>
    <style:style style:name="T9" style:family="text">
      <style:text-properties style:font-name="DINOT-Medium" fo:font-size="11pt" style:font-size-asian="11pt" style:font-size-complex="11pt"/>
    </style:style>
    <style:style style:name="T10" style:family="text">
      <style:text-properties style:font-name="DINOT-Medium" fo:font-size="11pt" officeooo:rsid="000db5f6" style:font-size-asian="11pt" style:font-size-complex="11pt"/>
    </style:style>
    <style:style style:name="T11" style:family="text">
      <style:text-properties style:font-name="DINOT-Medium" fo:font-size="11pt" officeooo:rsid="000dc009" style:font-size-asian="11pt" style:font-size-complex="11pt"/>
    </style:style>
    <style:style style:name="T12" style:family="text">
      <style:text-properties style:font-name="DINOT-Medium" fo:font-size="11pt" officeooo:rsid="000f3f31" style:font-size-asian="11pt" style:font-size-complex="11pt"/>
    </style:style>
    <style:style style:name="T13" style:family="text">
      <style:text-properties style:font-name="DINOT-Medium" fo:font-size="11pt" officeooo:rsid="00112f90" style:font-size-asian="11pt" style:font-size-complex="11pt"/>
    </style:style>
    <style:style style:name="T14" style:family="text">
      <style:text-properties style:font-name="DINOT-Medium" fo:font-size="11pt" officeooo:rsid="0012528a" style:font-size-asian="11pt" style:font-size-complex="11pt"/>
    </style:style>
    <style:style style:name="T15" style:family="text">
      <style:text-properties style:font-name="DINOT-Medium" fo:font-size="11pt" officeooo:rsid="0018e450" style:font-size-asian="11pt" style:font-size-complex="11pt"/>
    </style:style>
    <style:style style:name="T16" style:family="text">
      <style:text-properties style:font-name="DINOT-Medium" fo:font-size="11pt" officeooo:rsid="0019a35c" style:font-size-asian="11pt" style:font-size-complex="11pt"/>
    </style:style>
    <style:style style:name="T17" style:family="text">
      <style:text-properties style:font-name="DINOT-Medium" fo:font-size="11pt" officeooo:rsid="002b2731" style:font-size-asian="11pt" style:font-size-complex="11pt"/>
    </style:style>
    <style:style style:name="T18" style:family="text">
      <style:text-properties style:font-name="DINOT-Medium" fo:font-size="11pt" officeooo:rsid="002cded9" style:font-size-asian="11pt" style:font-size-complex="11pt"/>
    </style:style>
    <style:style style:name="T19" style:family="text">
      <style:text-properties style:font-name="DINOT-Medium" fo:font-size="11pt" officeooo:rsid="002d926e" style:font-size-asian="11pt" style:font-size-complex="11pt"/>
    </style:style>
    <style:style style:name="T20" style:family="text">
      <style:text-properties style:font-name="DINOT-Medium" fo:font-size="11pt" officeooo:rsid="002eb8fc" style:font-size-asian="11pt" style:font-size-complex="11pt"/>
    </style:style>
    <style:style style:name="T21" style:family="text">
      <style:text-properties style:font-name="DINOT-Medium" fo:font-size="11pt" style:font-size-asian="11pt" style:font-name-complex="Tahoma1" style:font-size-complex="11pt"/>
    </style:style>
    <style:style style:name="T22" style:family="text">
      <style:text-properties style:font-name="DINOT-Medium" fo:font-size="11pt" officeooo:rsid="000f3f31" style:font-size-asian="11pt" style:font-name-complex="Tahoma1" style:font-size-complex="11pt"/>
    </style:style>
    <style:style style:name="T23" style:family="text">
      <style:text-properties style:font-name="DINOT-Medium" fo:font-size="11pt" officeooo:rsid="00105813" style:font-size-asian="11pt" style:font-name-complex="Tahoma1" style:font-size-complex="11pt"/>
    </style:style>
    <style:style style:name="T24" style:family="text">
      <style:text-properties style:font-name="DINOT-Medium" fo:font-size="11pt" fo:font-style="italic" style:font-size-asian="11pt" style:font-style-asian="italic" style:font-name-complex="Arial2" style:font-size-complex="11pt" style:font-weight-complex="bold"/>
    </style:style>
    <style:style style:name="T25" style:family="text">
      <style:text-properties style:font-name="DINOT-Medium" fo:font-size="11pt" fo:font-style="italic" style:font-size-asian="11pt" style:font-style-asian="italic" style:font-size-complex="11pt"/>
    </style:style>
    <style:style style:name="T26" style:family="text">
      <style:text-properties fo:color="#a50021" style:font-name="DINOT-Medium" fo:font-size="11pt" style:font-size-asian="11pt" style:font-name-complex="Arial2" style:font-size-complex="11pt" style:font-weight-complex="bold"/>
    </style:style>
    <style:style style:name="T27" style:family="text">
      <style:text-properties fo:font-variant="normal" fo:text-transform="none" fo:color="#000000" style:font-name="sans-serif" fo:font-size="9.75pt" fo:letter-spacing="normal" fo:font-style="normal" fo:font-weight="normal"/>
    </style:style>
    <style:style style:name="T28" style:family="text">
      <style:text-properties fo:font-variant="normal" fo:text-transform="none" fo:color="#000000" style:font-name="sans-serif" fo:font-size="9.75pt" fo:letter-spacing="normal" fo:font-style="normal" fo:font-weight="normal" style:font-size-asian="11pt" style:font-size-complex="11pt"/>
    </style:style>
    <style:style style:name="T29" style:family="text">
      <style:text-properties fo:font-variant="normal" fo:text-transform="none" fo:color="#000000" fo:font-size="12pt" fo:letter-spacing="normal" fo:font-style="normal" fo:font-weight="normal" officeooo:rsid="0028b3e3" style:font-size-asian="12pt" style:font-size-complex="12pt"/>
    </style:style>
    <style:style style:name="T30" style:family="text">
      <style:text-properties fo:font-variant="normal" fo:text-transform="none" fo:color="#000000" fo:font-size="12pt" fo:letter-spacing="normal" fo:font-style="normal" fo:font-weight="normal" officeooo:rsid="00283ebf" style:font-size-asian="12pt" style:font-size-complex="12pt"/>
    </style:style>
    <style:style style:name="T31" style:family="text">
      <style:text-properties fo:font-variant="normal" fo:text-transform="none" fo:color="#000000" fo:font-size="12pt" fo:letter-spacing="normal" fo:font-style="normal" fo:font-weight="normal" officeooo:rsid="002980c8" style:font-size-asian="12pt" style:font-size-complex="12pt"/>
    </style:style>
    <style:style style:name="T32" style:family="text">
      <style:text-properties fo:font-variant="normal" fo:text-transform="none" fo:color="#000000" fo:font-size="12pt" fo:letter-spacing="normal" fo:font-style="normal" fo:font-weight="normal" officeooo:rsid="0028ee99" style:font-size-asian="12pt" style:font-size-complex="12pt"/>
    </style:style>
    <style:style style:name="T33" style:family="text">
      <style:text-properties fo:font-variant="normal" fo:text-transform="none" fo:color="#000000" fo:font-size="12pt" fo:letter-spacing="normal" fo:font-style="normal" fo:font-weight="normal" officeooo:rsid="00385da3" style:font-size-asian="12pt" style:font-size-complex="12pt"/>
    </style:style>
    <style:style style:name="T34" style:family="text">
      <style:text-properties fo:font-variant="normal" fo:text-transform="none" fo:color="#000000" fo:font-size="12pt" fo:letter-spacing="normal" fo:font-style="normal" fo:font-weight="normal" officeooo:rsid="002ad0dc" style:font-size-asian="12pt" style:font-size-complex="12pt"/>
    </style:style>
    <style:style style:name="T35" style:family="text">
      <style:text-properties fo:font-variant="normal" fo:text-transform="none" fo:color="#000000" fo:font-size="12pt" fo:letter-spacing="normal" fo:font-style="normal" fo:font-weight="normal" officeooo:rsid="0034d8bd" style:font-size-asian="12pt" style:font-size-complex="12pt"/>
    </style:style>
    <style:style style:name="T36" style:family="text">
      <style:text-properties fo:font-variant="normal" fo:text-transform="none" fo:color="#000000" fo:font-size="12pt" fo:letter-spacing="normal" fo:font-style="normal" fo:font-weight="normal" officeooo:rsid="003abee0" style:font-size-asian="12pt" style:font-size-complex="12pt"/>
    </style:style>
    <style:style style:name="T37" style:family="text">
      <style:text-properties fo:font-variant="normal" fo:text-transform="none" fo:color="#000000" fo:font-size="12pt" fo:letter-spacing="normal" fo:font-style="normal" fo:font-weight="normal" officeooo:rsid="00358d59" style:font-size-asian="12pt" style:font-size-complex="12pt"/>
    </style:style>
    <style:style style:name="T38" style:family="text">
      <style:text-properties fo:font-variant="normal" fo:text-transform="none" fo:color="#000000" fo:font-size="12pt" fo:letter-spacing="normal" fo:font-style="normal" fo:font-weight="normal" officeooo:rsid="003c416c" style:font-size-asian="12pt" style:font-size-complex="12pt"/>
    </style:style>
    <style:style style:name="T39" style:family="text">
      <style:text-properties fo:font-variant="normal" fo:text-transform="none" fo:color="#000000" fo:font-size="12pt" fo:letter-spacing="normal" fo:font-style="normal" fo:font-weight="normal" officeooo:rsid="0032f8df" style:font-size-asian="12pt" style:font-size-complex="12pt"/>
    </style:style>
    <style:style style:name="T40" style:family="text">
      <style:text-properties fo:font-variant="normal" fo:text-transform="none" fo:color="#000000" fo:font-size="12pt" fo:letter-spacing="normal" fo:font-style="normal" fo:font-weight="normal" officeooo:rsid="003d4721" style:font-size-asian="12pt" style:font-size-complex="12pt"/>
    </style:style>
    <style:style style:name="T41" style:family="text">
      <style:text-properties fo:font-variant="normal" fo:text-transform="none" fo:color="#000000" fo:font-size="12pt" fo:letter-spacing="normal" fo:font-style="normal" fo:font-weight="normal" officeooo:rsid="003ebf37" style:font-size-asian="12pt" style:font-size-complex="12pt"/>
    </style:style>
    <style:style style:name="T42" style:family="text">
      <style:text-properties fo:font-variant="normal" fo:text-transform="none" fo:color="#000000" fo:font-size="12pt" fo:letter-spacing="normal" fo:font-style="normal" fo:font-weight="normal" officeooo:rsid="0040d694" style:font-size-asian="12pt" style:font-size-complex="12pt"/>
    </style:style>
    <style:style style:name="T43" style:family="text">
      <style:text-properties fo:font-variant="normal" fo:text-transform="none" fo:color="#000000" fo:font-size="12pt" fo:letter-spacing="normal" fo:font-style="normal" fo:font-weight="normal" officeooo:rsid="004161f8" style:font-size-asian="12pt" style:font-size-complex="12pt"/>
    </style:style>
    <style:style style:name="T44" style:family="text">
      <style:text-properties fo:font-variant="normal" fo:text-transform="none" fo:color="#000000" fo:font-size="12pt" fo:letter-spacing="normal" fo:font-style="normal" fo:font-weight="normal" officeooo:rsid="0043c25c" style:font-size-asian="12pt" style:font-size-complex="12pt"/>
    </style:style>
    <style:style style:name="T45" style:family="text">
      <style:text-properties fo:font-variant="normal" fo:text-transform="none" fo:color="#000000" fo:font-size="12pt" fo:letter-spacing="normal" fo:font-style="normal" fo:font-weight="normal" officeooo:rsid="00451097" style:font-size-asian="12pt" style:font-size-complex="12pt"/>
    </style:style>
    <style:style style:name="T46" style:family="text">
      <style:text-properties fo:font-variant="normal" fo:text-transform="none" fo:color="#000000" fo:font-size="12pt" fo:letter-spacing="normal" fo:font-style="normal" fo:font-weight="normal" officeooo:rsid="0045c296" style:font-size-asian="12pt" style:font-size-complex="12pt"/>
    </style:style>
    <style:style style:name="T47" style:family="text">
      <style:text-properties fo:font-variant="normal" fo:text-transform="none" fo:color="#000000" fo:font-size="12pt" fo:letter-spacing="normal" fo:font-style="normal" fo:font-weight="normal" officeooo:rsid="0047a928" style:font-size-asian="12pt" style:font-size-complex="12pt"/>
    </style:style>
    <style:style style:name="T48" style:family="text">
      <style:text-properties fo:font-variant="normal" fo:text-transform="none" fo:color="#000000" fo:font-size="12pt" fo:letter-spacing="normal" fo:font-style="normal" fo:font-weight="normal" officeooo:rsid="00486787" style:font-size-asian="12pt" style:font-size-complex="12pt"/>
    </style:style>
    <style:style style:name="T49" style:family="text">
      <style:text-properties officeooo:rsid="001b19f7"/>
    </style:style>
    <style:style style:name="T50" style:family="text">
      <style:text-properties officeooo:rsid="001d335c"/>
    </style:style>
    <style:style style:name="T51" style:family="text">
      <style:text-properties officeooo:rsid="00229175"/>
    </style:style>
    <style:style style:name="T52" style:family="text">
      <style:text-properties officeooo:rsid="003692a4"/>
    </style:style>
    <style:style style:name="T53" style:family="text">
      <style:text-properties officeooo:rsid="0039663e"/>
    </style:style>
    <style:style style:name="T54" style:family="text">
      <style:text-properties officeooo:rsid="0023bb1e"/>
    </style:style>
    <style:style style:name="T55" style:family="text">
      <style:text-properties fo:font-size="12pt" officeooo:rsid="0034d8bd" style:font-size-asian="12pt" style:font-size-complex="12pt"/>
    </style:style>
    <style:style style:name="T56" style:family="text">
      <style:text-properties fo:font-size="12pt" officeooo:rsid="004161f8" style:font-size-asian="12pt" style:font-size-complex="12pt"/>
    </style:style>
    <style:style style:name="T57" style:family="text">
      <style:text-properties officeooo:rsid="004161f8"/>
    </style:style>
    <style:style style:name="T58" style:family="text">
      <style:text-properties officeooo:rsid="0041d321"/>
    </style:style>
    <style:style style:name="T59" style:family="text">
      <style:text-properties officeooo:rsid="00308d31"/>
    </style:style>
    <style:style style:name="fr1" style:family="graphic" style:parent-style-name="Frame">
      <style:graphic-properties fo:margin-left="0.1252in" fo:margin-right="0.1252in" fo:margin-top="0in" fo:margin-bottom="0in" style:wrap="run-through"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style style:name="fr2"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style style:name="fr3"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2" draw:name="Frame1" text:anchor-type="char" svg:x="-0.1252in" svg:y="-0.3228in" svg:width="7.25in" svg:height="0.75in" draw:z-index="8"><draw:text-box><text:p text:style-name="P22"/><text:p text:style-name="P24">2015 Fellow Awards Nomination Form</text:p><text:p text:style-name="P23"/><text:p text:style-name="Frame_20_contents"><text:span text:style-name="T3">Please email completed form to: </text:span><text:a xlink:type="simple" xlink:href="mailto:nominations@computerhistory.org?subject=2009_Fellow_Nomination"><text:span text:style-name="T3">nominations@computerhistory.org </text:span></text:a><text:span text:style-name="T3"><text:s/>by </text:span><text:span text:style-name="T4">August 30, 2014</text:span></text:p><text:p text:style-name="Frame_20_contents"/></draw:text-box></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7" office:value-type="string">
            <text:p text:style-name="P17"><text:span text:style-name="T7">1</text:span><text:span text:style-name="T6">. </text:span><text:span text:style-name="T26">Nominator</text:span><text:span text:style-name="T6"> (all fields required):</text:span></text:p>
          </table:table-cell>
          <table:covered-table-cell/>
          <table:covered-table-cell/>
          <table:covered-table-cell/>
          <table:covered-table-cell/>
          <table:covered-table-cell/>
          <table:covered-table-cell/>
        </table:table-row>
        <table:table-row table:style-name="Table1.2">
          <table:table-cell table:style-name="Table1.A2" office:value-type="string">
            <text:p text:style-name="P8">Name:</text:p>
          </table:table-cell>
          <table:table-cell table:style-name="Table1.B2" table:number-columns-spanned="6" office:value-type="string">
            <text:p text:style-name="Standard"><field:fieldmark-start text:name="__Fieldmark__71_755927092" field:type="vnd.oasis.opendocument.field.FORMTEXT"/><text:span text:style-name="T9">     </text:span><text:span text:style-name="T10">Alison Chaiken</text:span><field:fieldmark-end/></text:p>
          </table:table-cell>
          <table:covered-table-cell/>
          <table:covered-table-cell/>
          <table:covered-table-cell/>
          <table:covered-table-cell/>
          <table:covered-table-cell/>
        </table:table-row>
        <table:table-row table:style-name="Table1.3">
          <table:table-cell table:style-name="Table1.A3" office:value-type="string">
            <text:p text:style-name="P8">Title:</text:p>
          </table:table-cell>
          <table:table-cell table:style-name="Table1.B3" table:number-columns-spanned="6" office:value-type="string">
            <text:p text:style-name="Standard"><text:bookmark-start text:name="Text71"/><field:fieldmark-start text:name="__Fieldmark__85_755927092" field:type="vnd.oasis.opendocument.field.FORMTEXT"/><text:span text:style-name="T9">   </text:span><text:span text:style-name="T15">member of technical staff</text:span><field:fieldmark-end/><text:bookmark-end text:name="Text71"/></text:p>
          </table:table-cell>
          <table:covered-table-cell/>
          <table:covered-table-cell/>
          <table:covered-table-cell/>
          <table:covered-table-cell/>
          <table:covered-table-cell/>
        </table:table-row>
        <table:table-row table:style-name="Table1.4">
          <table:table-cell table:style-name="Table1.A4" office:value-type="string">
            <text:p text:style-name="P8">Company:</text:p>
          </table:table-cell>
          <table:table-cell table:style-name="Table1.B4" table:number-columns-spanned="6" office:value-type="string">
            <text:p text:style-name="Standard"><text:bookmark-start text:name="Text61"/><field:fieldmark-start text:name="__Fieldmark__99_755927092" field:type="vnd.oasis.opendocument.field.FORMTEXT"/><text:span text:style-name="T10">Mentor Graphics</text:span><field:fieldmark-end/><text:bookmark-end text:name="Text61"/></text:p>
          </table:table-cell>
          <table:covered-table-cell/>
          <table:covered-table-cell/>
          <table:covered-table-cell/>
          <table:covered-table-cell/>
          <table:covered-table-cell/>
        </table:table-row>
        <table:table-row table:style-name="Table1.5">
          <table:table-cell table:style-name="Table1.A5" office:value-type="string">
            <text:p text:style-name="P8">Address:</text:p>
          </table:table-cell>
          <table:table-cell table:style-name="Table1.B5" table:number-columns-spanned="6" office:value-type="string">
            <text:p text:style-name="Standard"><field:fieldmark-start text:name="__Fieldmark__114_755927092" field:type="vnd.oasis.opendocument.field.FORMTEXT"/><text:span text:style-name="T9">     </text:span><text:span text:style-name="T10">Apt. 41 1555 W. Middlefield Rd.</text:span><field:fieldmark-end/></text:p>
          </table:table-cell>
          <table:covered-table-cell/>
          <table:covered-table-cell/>
          <table:covered-table-cell/>
          <table:covered-table-cell/>
          <table:covered-table-cell/>
        </table:table-row>
        <table:table-row table:style-name="Table1.6">
          <table:table-cell table:style-name="Table1.A6" office:value-type="string">
            <text:p text:style-name="P8">City:</text:p>
          </table:table-cell>
          <table:table-cell table:style-name="Table1.B6" table:number-columns-spanned="3" office:value-type="string">
            <text:p text:style-name="Standard"><text:bookmark-start text:name="Text31"/><field:fieldmark-start text:name="__Fieldmark__126_755927092" field:type="vnd.oasis.opendocument.field.FORMTEXT"/><text:span text:style-name="T10">Mountain View</text:span><field:fieldmark-end/><text:bookmark-end text:name="Text31"/></text:p>
          </table:table-cell>
          <table:covered-table-cell/>
          <table:covered-table-cell/>
          <table:table-cell table:style-name="Table1.E6" office:value-type="string">
            <text:p text:style-name="P8">State:</text:p>
          </table:table-cell>
          <table:table-cell table:style-name="Table1.F6" table:number-columns-spanned="2" office:value-type="string">
            <text:p text:style-name="Standard"><text:bookmark-start text:name="Text41"/><field:fieldmark-start text:name="__Fieldmark__140_755927092" field:type="vnd.oasis.opendocument.field.FORMTEXT"/><text:span text:style-name="T10">CA</text:span><field:fieldmark-end/><text:bookmark-end text:name="Text41"/></text:p>
          </table:table-cell>
          <table:covered-table-cell/>
        </table:table-row>
        <table:table-row table:style-name="Table1.7">
          <table:table-cell table:style-name="Table1.A7" office:value-type="string">
            <text:p text:style-name="P8">Zip:</text:p>
          </table:table-cell>
          <table:table-cell table:style-name="Table1.B7" table:number-columns-spanned="3" office:value-type="string">
            <text:p text:style-name="Standard"><field:fieldmark-start text:name="__Fieldmark__153_755927092" field:type="vnd.oasis.opendocument.field.FORMTEXT"/><text:span text:style-name="T10">94043</text:span><field:fieldmark-end/></text:p>
          </table:table-cell>
          <table:covered-table-cell/>
          <table:covered-table-cell/>
          <table:table-cell table:style-name="Table1.E7" office:value-type="string">
            <text:p text:style-name="P8">Country:</text:p>
          </table:table-cell>
          <table:table-cell table:style-name="Table1.F7" table:number-columns-spanned="2" office:value-type="string">
            <text:p text:style-name="Standard"><field:fieldmark-start text:name="__Fieldmark__164_755927092" field:type="vnd.oasis.opendocument.field.FORMTEXT"/><text:span text:style-name="T10">USA</text:span><field:fieldmark-end/></text:p>
          </table:table-cell>
          <table:covered-table-cell/>
        </table:table-row>
        <table:table-row table:style-name="Table1.8">
          <table:table-cell table:style-name="Table1.A8" office:value-type="string">
            <text:p text:style-name="P8">Phone:</text:p>
          </table:table-cell>
          <table:table-cell table:style-name="Table1.B8" table:number-columns-spanned="3" office:value-type="string">
            <text:p text:style-name="Standard"><text:bookmark-start text:name="Text21"/><field:fieldmark-start text:name="__Fieldmark__176_755927092" field:type="vnd.oasis.opendocument.field.FORMTEXT"/><text:span text:style-name="T10">650 279 5600</text:span><field:fieldmark-end/><text:bookmark-end text:name="Text21"/></text:p>
          </table:table-cell>
          <table:covered-table-cell/>
          <table:covered-table-cell/>
          <table:table-cell table:style-name="Table1.E8" office:value-type="string">
            <text:p text:style-name="P8">Email:</text:p>
          </table:table-cell>
          <table:table-cell table:style-name="Table1.F8" table:number-columns-spanned="2" office:value-type="string">
            <text:p text:style-name="Standard"><text:bookmark-start text:name="Text91"/><field:fieldmark-start text:name="__Fieldmark__190_755927092" field:type="vnd.oasis.opendocument.field.FORMTEXT"/><text:span text:style-name="T10">alison@she-devel.com</text:span><field:fieldmark-end/><text:bookmark-end text:name="Text91"/></text:p>
          </table:table-cell>
          <table:covered-table-cell/>
        </table:table-row>
        <table:table-row table:style-name="Table1.9">
          <table:table-cell table:style-name="Table1.A9" table:number-columns-spanned="7" office:value-type="string">
            <text:p text:style-name="P19">Nominators must agree to respond to any requests for clarification from the selection committee.</text:p>
          </table:table-cell>
          <table:covered-table-cell/>
          <table:covered-table-cell/>
          <table:covered-table-cell/>
          <table:covered-table-cell/>
          <table:covered-table-cell/>
          <table:covered-table-cell/>
        </table:table-row>
        <table:table-row table:style-name="Table1.10">
          <table:table-cell table:style-name="Table1.A1" table:number-columns-spanned="7" office:value-type="string">
            <text:p text:style-name="P17"><text:span text:style-name="T6">2.</text:span><text:span text:style-name="T26"> Fellows Candidate</text:span><text:span text:style-name="T6"> </text:span><text:span text:style-name="T24">(</text:span><text:span text:style-name="T26">*</text:span><text:span text:style-name="T24">= required field. <text:s/>Please include all other requested information if known)</text:span></text:p>
          </table:table-cell>
          <table:covered-table-cell/>
          <table:covered-table-cell/>
          <table:covered-table-cell/>
          <table:covered-table-cell/>
          <table:covered-table-cell/>
          <table:covered-table-cell/>
        </table:table-row>
        <table:table-row table:style-name="Table1.11">
          <table:table-cell table:style-name="Table1.A11" office:value-type="string">
            <text:p text:style-name="P5"><text:span text:style-name="T26">*</text:span><text:span text:style-name="T5"> Name:</text:span></text:p>
          </table:table-cell>
          <table:table-cell table:style-name="Table1.B11" table:number-columns-spanned="6" office:value-type="string">
            <text:p text:style-name="Standard"><field:fieldmark-start text:name="__Fieldmark__227_755927092" field:type="vnd.oasis.opendocument.field.FORMTEXT"/><text:span text:style-name="T9">     </text:span><text:span text:style-name="T11">Richard M. Stallman</text:span><field:fieldmark-end/></text:p>
          </table:table-cell>
          <table:covered-table-cell/>
          <table:covered-table-cell/>
          <table:covered-table-cell/>
          <table:covered-table-cell/>
          <table:covered-table-cell/>
        </table:table-row>
        <table:table-row table:style-name="Table1.12">
          <table:table-cell table:style-name="Table1.A12" office:value-type="string">
            <text:p text:style-name="P8">Title:</text:p>
          </table:table-cell>
          <table:table-cell table:style-name="Table1.B12" table:number-columns-spanned="6" office:value-type="string">
            <text:p text:style-name="Standard"><field:fieldmark-start text:name="__Fieldmark__240_755927092" field:type="vnd.oasis.opendocument.field.FORMTEXT"/><text:span text:style-name="T9">     </text:span><text:span text:style-name="T12">President</text:span><field:fieldmark-end/></text:p>
          </table:table-cell>
          <table:covered-table-cell/>
          <table:covered-table-cell/>
          <table:covered-table-cell/>
          <table:covered-table-cell/>
          <table:covered-table-cell/>
        </table:table-row>
        <table:table-row table:style-name="Table1.13">
          <table:table-cell table:style-name="Table1.A13" office:value-type="string">
            <text:p text:style-name="P8">Company:</text:p>
          </table:table-cell>
          <table:table-cell table:style-name="Table1.B13" table:number-columns-spanned="6" office:value-type="string">
            <text:p text:style-name="Standard"><field:fieldmark-start text:name="__Fieldmark__251_755927092" field:type="vnd.oasis.opendocument.field.FORMTEXT"/><text:span text:style-name="T12">Free Software Foundation</text:span><field:fieldmark-end/></text:p>
          </table:table-cell>
          <table:covered-table-cell/>
          <table:covered-table-cell/>
          <table:covered-table-cell/>
          <table:covered-table-cell/>
          <table:covered-table-cell/>
        </table:table-row>
        <table:table-row table:style-name="Table1.14">
          <table:table-cell table:style-name="Table1.A14" office:value-type="string">
            <text:p text:style-name="P8">Admin Assistant</text:p>
          </table:table-cell>
          <table:table-cell table:style-name="Table1.B14" table:number-columns-spanned="6" office:value-type="string">
            <text:p text:style-name="Standard"><text:span text:style-name="T22">Jeanne Rasata</text:span><text:span text:style-name="T21"> <text:s text:c="6"/></text:span><text:span text:style-name="T5">Email: <text:s/></text:span><text:span text:style-name="T8">rms-assist@gnu.org</text:span><text:span text:style-name="T23"> </text:span><text:span text:style-name="T5"><text:s/></text:span><field:fieldmark-start text:name="__Fieldmark__272_755927092" field:type="vnd.oasis.opendocument.field.FORMTEXT"/><field:fieldmark-end/></text:p>
          </table:table-cell>
          <table:covered-table-cell/>
          <table:covered-table-cell/>
          <table:covered-table-cell/>
          <table:covered-table-cell/>
          <table:covered-table-cell/>
        </table:table-row>
        <table:table-row table:style-name="Table1.15">
          <table:table-cell table:style-name="Table1.A15" office:value-type="string">
            <text:p text:style-name="P8">Address:</text:p>
          </table:table-cell>
          <table:table-cell table:style-name="Table1.B15" table:number-columns-spanned="6" office:value-type="string">
            <text:p text:style-name="P9"><field:fieldmark-start text:name="__Fieldmark__285_755927092" field:type="vnd.oasis.opendocument.field.FORMTEXT"/><text:span text:style-name="T9">     </text:span><text:span text:style-name="T27">51 Franklin Street</text:span><field:fieldmark-end/></text:p>
          </table:table-cell>
          <table:covered-table-cell/>
          <table:covered-table-cell/>
          <table:covered-table-cell/>
          <table:covered-table-cell/>
          <table:covered-table-cell/>
        </table:table-row>
        <table:table-row table:style-name="Table1.16">
          <table:table-cell table:style-name="Table1.A16" office:value-type="string">
            <text:p text:style-name="P8">City:</text:p>
          </table:table-cell>
          <table:table-cell table:style-name="Table1.B16" table:number-columns-spanned="3" office:value-type="string">
            <text:p text:style-name="Standard"><field:fieldmark-start text:name="__Fieldmark__298_755927092" field:type="vnd.oasis.opendocument.field.FORMTEXT"/><text:span text:style-name="T9">     </text:span><text:span text:style-name="T13">Boston</text:span><field:fieldmark-end/></text:p>
          </table:table-cell>
          <table:covered-table-cell/>
          <table:covered-table-cell/>
          <table:table-cell table:style-name="Table1.E16" office:value-type="string">
            <text:p text:style-name="P8">State:</text:p>
          </table:table-cell>
          <table:table-cell table:style-name="Table1.F16" table:number-columns-spanned="2" office:value-type="string">
            <text:p text:style-name="Standard"><field:fieldmark-start text:name="__Fieldmark__311_755927092" field:type="vnd.oasis.opendocument.field.FORMTEXT"/><text:span text:style-name="T9">     </text:span><text:span text:style-name="T13">MA</text:span><field:fieldmark-end/></text:p>
          </table:table-cell>
          <table:covered-table-cell/>
        </table:table-row>
        <table:table-row table:style-name="Table1.17">
          <table:table-cell table:style-name="Table1.A17" office:value-type="string">
            <text:p text:style-name="P8">Zip:</text:p>
          </table:table-cell>
          <table:table-cell table:style-name="Table1.B17" table:number-columns-spanned="3" office:value-type="string">
            <text:p text:style-name="P9"><field:fieldmark-start text:name="__Fieldmark__326_755927092" field:type="vnd.oasis.opendocument.field.FORMTEXT"/><text:span text:style-name="T9"><text:s/></text:span><text:span text:style-name="T28">02110-1301</text:span><text:span text:style-name="T9">     </text:span><field:fieldmark-end/></text:p>
          </table:table-cell>
          <table:covered-table-cell/>
          <table:covered-table-cell/>
          <table:table-cell table:style-name="Table1.E17" office:value-type="string">
            <text:p text:style-name="P8">Country:</text:p>
          </table:table-cell>
          <table:table-cell table:style-name="Table1.F17" table:number-columns-spanned="2" office:value-type="string">
            <text:p text:style-name="Standard"><field:fieldmark-start text:name="__Fieldmark__339_755927092" field:type="vnd.oasis.opendocument.field.FORMTEXT"/><text:span text:style-name="T9">     </text:span><text:span text:style-name="T13">USA</text:span><field:fieldmark-end/></text:p>
          </table:table-cell>
          <table:covered-table-cell/>
        </table:table-row>
        <table:table-row table:style-name="Table1.18">
          <table:table-cell table:style-name="Table1.A18" office:value-type="string">
            <text:p text:style-name="P5"><text:span text:style-name="T26">*</text:span><text:span text:style-name="T5"> Phone:</text:span></text:p>
          </table:table-cell>
          <table:table-cell table:style-name="Table1.B18" table:number-columns-spanned="3" office:value-type="string">
            <text:p text:style-name="Standard"><field:fieldmark-start text:name="__Fieldmark__356_755927092" field:type="vnd.oasis.opendocument.field.FORMTEXT"/><text:span text:style-name="T9">     </text:span><text:span text:style-name="T17">617-542-5942</text:span><field:fieldmark-end/></text:p>
          </table:table-cell>
          <table:covered-table-cell/>
          <table:covered-table-cell/>
          <table:table-cell table:style-name="Table1.E18" office:value-type="string">
            <text:p text:style-name="P5"><text:span text:style-name="T26">*</text:span><text:span text:style-name="T5"> Email:</text:span></text:p>
          </table:table-cell>
          <table:table-cell table:style-name="Table1.F18" table:number-columns-spanned="2" office:value-type="string">
            <text:p text:style-name="Standard"><field:fieldmark-start text:name="__Fieldmark__373_755927092" field:type="vnd.oasis.opendocument.field.FORMTEXT"/><text:span text:style-name="T9">     </text:span><text:span text:style-name="T13">rms@gnu.org</text:span><field:fieldmark-end/></text:p>
          </table:table-cell>
          <table:covered-table-cell/>
        </table:table-row>
        <table:table-row table:style-name="Table1.1">
          <table:table-cell table:style-name="Table1.A1" table:number-columns-spanned="7" office:value-type="string">
            <text:p text:style-name="P17"><text:span text:style-name="T6">3. </text:span><text:span text:style-name="T26">Additional documentation being submitted with nomination:</text:span><text:span text:style-name="T6"> (optional)</text:span></text:p>
          </table:table-cell>
          <table:covered-table-cell/>
          <table:covered-table-cell/>
          <table:covered-table-cell/>
          <table:covered-table-cell/>
          <table:covered-table-cell/>
          <table:covered-table-cell/>
        </table:table-row>
        <table:table-row table:style-name="Table1.20">
          <table:table-cell table:style-name="Table1.A20" table:number-columns-spanned="2" office:value-type="string">
            <text:p text:style-name="Standard"><field:fieldmark text:name="__Fieldmark__387_755927092" field:type="vnd.oasis.opendocument.field.FORMCHECKBOX"><field:param field:name="Checkbox_Checked" field:value="true"/></field:fieldmark><text:span text:style-name="T5"><text:s/>Brief biography <text:s/></text:span></text:p>
          </table:table-cell>
          <table:covered-table-cell/>
          <table:table-cell table:style-name="Table1.C20" office:value-type="string">
            <text:p text:style-name="Standard"><text:bookmark-start text:name="Check3"/><field:fieldmark text:name="__Fieldmark__395_755927092" field:type="vnd.oasis.opendocument.field.FORMCHECKBOX"/><text:bookmark-end text:name="Check3"/><text:span text:style-name="T5"><text:s/>List of publications</text:span></text:p>
          </table:table-cell>
          <table:table-cell table:style-name="Table1.D20" table:number-columns-spanned="3" office:value-type="string">
            <text:p text:style-name="Standard"><field:fieldmark text:name="__Fieldmark__404_755927092" field:type="vnd.oasis.opendocument.field.FORMCHECKBOX"/><text:span text:style-name="T21"><text:s/>Reprints of representative papers (up to 5)</text:span></text:p>
          </table:table-cell>
          <table:covered-table-cell/>
          <table:covered-table-cell/>
          <table:table-cell table:style-name="Table1.G20" office:value-type="string">
            <text:p text:style-name="Standard"><text:bookmark-start text:name="Check5"/><field:fieldmark text:name="__Fieldmark__412_755927092" field:type="vnd.oasis.opendocument.field.FORMCHECKBOX"/><text:bookmark-end text:name="Check5"/><text:span text:style-name="T21"><text:s/>Other</text:span></text:p>
          </table:table-cell>
        </table:table-row>
        <table:table-row table:style-name="Table1.1">
          <table:table-cell table:style-name="Table1.A1" table:number-columns-spanned="7" office:value-type="string">
            <text:p text:style-name="P17"><text:span text:style-name="T6">4. </text:span><text:span text:style-name="T26">As nominator, what is your relationship to the candidate?</text:span><text:span text:style-name="T6"> (25 words or less)</text:span></text:p>
          </table:table-cell>
          <table:covered-table-cell/>
          <table:covered-table-cell/>
          <table:covered-table-cell/>
          <table:covered-table-cell/>
          <table:covered-table-cell/>
          <table:covered-table-cell/>
        </table:table-row>
        <table:table-row table:style-name="Table1.1">
          <table:table-cell table:style-name="Table1.A22" table:number-columns-spanned="7" office:value-type="string">
            <text:p text:style-name="Standard"><field:fieldmark-start text:name="__Fieldmark__453_755927092" field:type="vnd.oasis.opendocument.field.FORMTEXT"/><text:span text:style-name="T14">Multi-deca</text:span><text:span text:style-name="T20">de</text:span><text:span text:style-name="T14"> user of emacs, GCC, GDB, </text:span><text:span text:style-name="T16">and </text:span><text:span text:style-name="T14">glibc in whose creation RMS was directly involved, </text:span><text:span text:style-name="T19">plus </text:span><text:span text:style-name="T18">m</text:span><text:span text:style-name="T19">uch</text:span><text:span text:style-name="T18"> </text:span><text:span text:style-name="T14">software distributed under the GNU Public License.</text:span><text:span text:style-name="T9"> </text:span><field:fieldmark-end/></text:p>
            <text:p text:style-name="P18"/>
          </table:table-cell>
          <table:covered-table-cell/>
          <table:covered-table-cell/>
          <table:covered-table-cell/>
          <table:covered-table-cell/>
          <table:covered-table-cell/>
          <table:covered-table-cell/>
        </table:table-row>
        <table:table-row table:style-name="Table1.1">
          <table:table-cell table:style-name="Table1.A1" table:number-columns-spanned="7" office:value-type="string">
            <text:p text:style-name="P17"><text:span text:style-name="T6">4</text:span><text:span text:style-name="T26">. Theme of principal contribution for which the candidate is nominated:</text:span><text:span text:style-name="T6"> </text:span><text:span text:style-name="T24">(Please summarize the candidate’s contribution(s) in 25 words or fewer)</text:span></text:p>
          </table:table-cell>
          <table:covered-table-cell/>
          <table:covered-table-cell/>
          <table:covered-table-cell/>
          <table:covered-table-cell/>
          <table:covered-table-cell/>
          <table:covered-table-cell/>
        </table:table-row>
        <table:table-row table:style-name="Table1.24">
          <table:table-cell table:style-name="Table1.A24" table:number-columns-spanned="7" office:value-type="string">
            <text:p text:style-name="Standard"><field:fieldmark-start text:name="__Fieldmark__474_755927092" field:type="vnd.oasis.opendocument.field.FORMTEXT"/><text:span text:style-name="T9">     </text:span><field:fieldmark-end/></text:p>
            <text:p text:style-name="P6">For his creation 30 years ago of the widely used GNU tool suite and his authorship of the influential and controversial GNU Public License.</text:p>
          </table:table-cell>
          <table:covered-table-cell/>
          <table:covered-table-cell/>
          <table:covered-table-cell/>
          <table:covered-table-cell/>
          <table:covered-table-cell/>
          <table:covered-table-cell/>
        </table:table-row>
        <table:table-row table:style-name="Table1.1">
          <table:table-cell table:style-name="Table1.A1" table:number-columns-spanned="7" office:value-type="string">
            <text:p text:style-name="P17"><text:span text:style-name="T6">5. </text:span><text:span text:style-name="T26">Ultimate impact of candidate’s principal contribution(s):</text:span><text:span text:style-name="T9"> (P</text:span><text:span text:style-name="T25">lease summarize ultimate impact of the candidate’s contribution(s) in 50 words or fewer)</text:span></text:p>
          </table:table-cell>
          <table:covered-table-cell/>
          <table:covered-table-cell/>
          <table:covered-table-cell/>
          <table:covered-table-cell/>
          <table:covered-table-cell/>
          <table:covered-table-cell/>
        </table:table-row>
        <table:table-row table:style-name="Table1.26">
          <table:table-cell table:style-name="Table1.A26" table:number-columns-spanned="7" office:value-type="string">
            <text:p text:style-name="Standard"><field:fieldmark-start text:name="__Fieldmark__495_755927092" field:type="vnd.oasis.opendocument.field.FORMTEXT"/><text:span text:style-name="T9">     </text:span><field:fieldmark-end/></text:p>
            <text:p text:style-name="P7">Stallman's creation of the GNU Compiler Collection <text:span text:style-name="T49">(GCC)</text:span> in 1987 had a profound i<text:span text:style-name="T51">mpact </text:span>on <text:span text:style-name="T50">the evolution of C and C++ and the projects that rely on them, notably the Linux kernel. <text:s text:c="2"/>Stallman's GNU Public License has framed the legal debate about software licensing by inspiring the “open source” movement.</text:span></text:p>
            <text:p text:style-name="P20"><text:soft-page-break/></text:p>
          </table:table-cell>
          <table:covered-table-cell/>
          <table:covered-table-cell/>
          <table:covered-table-cell/>
          <table:covered-table-cell/>
          <table:covered-table-cell/>
          <table:covered-table-cell/>
        </table:table-row>
        <table:table-row table:style-name="Table1.1">
          <table:table-cell table:style-name="Table1.A1" table:number-columns-spanned="7" office:value-type="string">
            <text:p text:style-name="P17"><text:span text:style-name="T6">6. </text:span><text:span text:style-name="T26">Reasons for nomination:</text:span><text:span text:style-name="T6"> </text:span><text:span text:style-name="T24">(Please explain why the candidate meets the Museum’s selection criteria for the Fellow Award. The guideline for this section is 500 to 1500 words)</text:span></text:p>
          </table:table-cell>
          <table:covered-table-cell/>
          <table:covered-table-cell/>
          <table:covered-table-cell/>
          <table:covered-table-cell/>
          <table:covered-table-cell/>
          <table:covered-table-cell/>
        </table:table-row>
        <table:table-row table:style-name="Table1.28">
          <table:table-cell table:style-name="Table1.A28" table:number-columns-spanned="7" office:value-type="string">
            <text:p text:style-name="P28"><field:fieldmark-start text:name="__Fieldmark__523_755927092" field:type="vnd.oasis.opendocument.field.FORMTEXT"/><field:fieldmark-end/><text:span text:style-name="T50">The list of CHM Fellows includes the creators of Unix, Linux and Apple Computer. <text:s text:c="2"/>These are among the many projects whose development was greatly facilitated by the free GCC compiler with its broad support for a long list of processor architectures. <text:s text:c="2"/>As the ACM SIGPLAN Committe noted when it awarded the GCC project its </text:span><text:a xlink:type="simple" xlink:href="http://www.sigplan.org/Awards/Software/Main"><text:span text:style-name="T50">2014 </text:span></text:a><text:a xlink:type="simple" xlink:href="http://www.sigplan.org/Awards/Software/Main">Programming Languages Software Award</text:a> <text:span text:style-name="T57">(http://www.sigplan.org/Awards/Software/Main),</text:span></text:p>
            <text:p text:style-name="P10"/>
            <text:p text:style-name="P25">GCC provides the foundation for numerous experiments in programming language design, including the early C++ language, numerous evolutions of the C and C++ standards, parallel programming with OpenMP, and the Go programming language. GCC has been used by many research projects, leading to high-impact publications and contributions to the development</text:p>
            <text:p text:style-name="P25">trunk, including sophisticated instruction selection based on declarative machine descriptions, auto-tuning techniques, transactional memory, and polyhedral loop nest optimizations.</text:p>
            <text:p text:style-name="P10"/>
            <text:p text:style-name="P12">The companion GDB debugger written in part by Stallman is nearly as ubiquitous. <text:s text:c="2"/>The extensible Emacs text editor that Stallman authored starting in 1983 is <text:span text:style-name="T52">also </text:span>still actively developed. <text:s text:c="3"/>Few software engineers have launched as many projects with lasting impact as Stallman did during the 1980's.</text:p>
            <text:p text:style-name="P10"/>
            <text:p text:style-name="P30"><text:span text:style-name="T54">Nonetheless, Stallman may well be remembered more for his political leadership than for his engineering accomplishments. <text:s/></text:span><text:span text:style-name="T29">Stallman founded the free software movement</text:span><text:span text:style-name="T30"> </text:span><text:span text:style-name="T29">in 1985 by publishing</text:span><text:span text:style-name="T30"> the GNU Manifesto in which he first publicly expressed the </text:span><text:span text:style-name="T29">revolutionary </text:span><text:span text:style-name="T30">idea of copyleft. <text:s text:c="2"/></text:span><text:span text:style-name="T29">The concept was formally codified </text:span><text:span text:style-name="T30">in the GNU Public License in 1989. <text:s text:c="4"/></text:span><text:span text:style-name="T29">A slew </text:span><text:span text:style-name="T31">of diverse </text:span><text:span text:style-name="T32">open source </text:span><text:span text:style-name="T29">projects continue to </text:span><text:span text:style-name="T42">offer</text:span><text:span text:style-name="T29"> GPL and its derivatives as a license </text:span><text:span text:style-name="T32">(</text:span><text:a xlink:type="simple" xlink:href="http://www.blackducksoftware.com/resources/data/top-20-open-source-licenses">44% according to Blackduck</text:a><text:span text:style-name="T29"> </text:span><text:span text:style-name="T43">http://www.blackducksoftware.com/resources/data/top-20-open-source-licenses</text:span><text:span text:style-name="T32">)</text:span><text:span text:style-name="T29">, </text:span><text:span text:style-name="T32">among them the Linux kernel, the </text:span><text:span text:style-name="T40">MySQL database</text:span><text:span text:style-name="T32">, </text:span><text:span text:style-name="T33">the </text:span><text:span text:style-name="T32">Blender graphics package, </text:span><text:span text:style-name="T41">the VLC media player, </text:span><text:span text:style-name="T34">the Git version control system</text:span><text:span text:style-name="T32"> </text:span><text:span text:style-name="T31">and the Perl programming language. <text:s text:c="3"/></text:span><text:span text:style-name="T34">Variously demonized or idolized by different communities, the legal stricture of copyleft has left its mark on the business of software as well as </text:span><text:span text:style-name="T47">on its</text:span><text:span text:style-name="T34"> technological development. <text:s/></text:span></text:p>
            <text:p text:style-name="P30"/>
            <text:p text:style-name="P31"><text:span text:style-name="T34">T</text:span><text:span text:style-name="T35">he GPL has been influential in its own right, inspiring the creation of other licensing schemes such as </text:span><text:a xlink:type="simple" xlink:href="http://creativecommons.org/licenses/">those put forth by </text:a><text:a xlink:type="simple" xlink:href="http://creativecommons.org/licenses/"><text:span text:style-name="T36">Creative Commmons</text:span></text:a><text:span text:style-name="T36"> </text:span><text:span text:style-name="T46">(http://creativecommons.org/licenses/) </text:span><text:span text:style-name="T37">and the </text:span><text:a xlink:type="simple" xlink:href="http://www.ohwr.org/projects/cernohl/wiki"><text:span text:style-name="T55">CERN Open Hardware License</text:span></text:a><text:span text:style-name="T55"> </text:span><text:span text:style-name="T56">(http://www.ohwr.org/projects/cernohl/wiki)</text:span><text:span text:style-name="T37">. <text:s text:c="2"/></text:span><text:span text:style-name="T44">The Open Source Initiative's </text:span><text:a xlink:type="simple" xlink:href="http://opensource.org/osd">Open Source Definition </text:a><text:span text:style-name="T44">(http://opensource.org/osd) was inspired by the </text:span><text:a xlink:type="simple" xlink:href="https://www.debian.org/social_contract#guidelines">Debian Free Software Guidelines</text:a><text:span text:style-name="T44"> </text:span><text:span text:style-name="T45">(https://www.debian.org/social_contract#guidelines)</text:span><text:span text:style-name="T44">, which were themselves based on the </text:span><text:a xlink:type="simple" xlink:href="http://www.gnu.org/philosophy/free-sw.html">Free Software Definition</text:a><text:span text:style-name="T44"> </text:span><text:span text:style-name="T48">(http://www.gnu.org/philosophy/free-sw.html) </text:span><text:span text:style-name="T44">authored by Stallman.</text:span></text:p>
            <text:p text:style-name="P15"/>
            <text:p text:style-name="P16"><text:span text:style-name="T37">Stallman </text:span><text:span text:style-name="T38">created </text:span><text:span text:style-name="T37">the GNU Project in 1984 and </text:span><text:span text:style-name="T38">in 1985 established</text:span><text:span text:style-name="T37"> the Free Software Foundation </text:span><text:span text:style-name="T38">to support it</text:span><text:span text:style-name="T37">. <text:s text:c="2"/>The <text:s/>GNU project includes important organizations like the GNOME </text:span><text:span text:style-name="T39">Pro</text:span><text:span text:style-name="T37">ject and sponsors the development of widely used software like the GLIBC runtime library.</text:span></text:p>
            <text:p text:style-name="P13"/>
            <text:p text:style-name="P29">Stallman's contributions were <text:span text:style-name="T53">previously </text:span>recognized by the MacArthur Foundation, which <text:a xlink:type="simple" xlink:href="http://www.macfound.org/fellows/412/">named him a fellow</text:a> <text:span text:style-name="T58">(http://www.macfound.org/fellows/412/) </text:span>in 1990.</text:p>
            <text:p text:style-name="P13"/>
            <text:p text:style-name="P26"><text:soft-page-break/><text:a xlink:type="simple" xlink:href="http://www.fsf.org/about/staff-and-board/"><text:span text:style-name="T59">Richard Stallman's official biography</text:span></text:a></text:p>
            <text:p text:style-name="P27"/>
            <text:p text:style-name="P26">Richard is a software developer and software freedom activist. In 1983 <text:a xlink:type="simple" xlink:href="http://www.gnu.org/gnu/initial-announcement.html">he announced the project</text:a> to develop the GNU operating system, a Unix-like operating system meant to be entirely free software, and has been the project's leader ever since. With that announcement Richard also launched the free software movement. In October 1985 he started the Free Software Foundation.</text:p>
            <text:p text:style-name="Text_20_body">Since the mid-1990s, Richard has spent most of his time in political advocacy for free software, and spreading the ethical ideas of the movement, as well as campaigning against both software patents and dangerous extension of copyright laws. Before that, Richard developed a number of widely used software components of GNU, including the original Emacs, the GNU Compiler Collection, the GNU symbolic debugger (gdb), GNU Emacs, and various other programs for the GNU operating system.</text:p>
            <text:p text:style-name="Text_20_body">Richard pioneered the concept of copyleft, and is the main author of the GNU General Public License, the most widely used free software license.</text:p>
            <text:p text:style-name="Text_20_body">Richard graduated from Harvard in 1974 with a BA in physics. During his college years, he also worked as a staff hacker at the MIT Artificial Intelligence Lab, learning operating system development by doing it. He wrote the first extensible Emacs text editor there in 1975. He also developed the AI technique of dependency-directed backtracking, also known as truth maintenance. In January 1984 he resigned from MIT to start the GNU project.</text:p>
            <text:p text:style-name="P14"><text:s/></text:p>
            <text:p text:style-name="P11"/>
            <text:p text:style-name="P21"/>
          </table:table-cell>
          <table:covered-table-cell/>
          <table:covered-table-cell/>
          <table:covered-table-cell/>
          <table:covered-table-cell/>
          <table:covered-table-cell/>
          <table:covered-table-cell/>
        </table:table-row>
      </table:table>
      <text:p text:style-name="P4">[… continue on additional p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sans-serif" svg:font-family="sans-serif"/>
    <style:font-face style:name="Times New Roman1" svg:font-family="'Times New Roman'" style:font-family-generic="roman"/>
    <style:font-face style:name="Arial1" svg:font-family="Arial"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DIN Engschrift Std" svg:font-family="'DIN Engschrift Std'" style:font-family-generic="roman" style:font-pitch="variable"/>
    <style:font-face style:name="DINOT-Medium" svg:font-family="DINOT-Medium" style:font-family-generic="roman" style:font-pitch="variable"/>
    <style:font-face style:name="Franklin Gothic Medium" svg:font-family="'Franklin Gothic Medium'"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atang" svg:font-family="Batang"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Batang"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Batang"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yle_20_Course_20_length_20_and_20_tuition_20__2b__20_8.5_20_pt_20_After_3a__20__20_0_20_pt" style:display-name="Style Course length and tuition + 8.5 pt After:  0 pt" style:family="paragraph" style:parent-style-name="Standard" style:default-outline-level="">
      <style:paragraph-properties fo:line-height="120%"/>
      <style:text-properties fo:color="#000099" style:font-name="Arial" fo:font-family="Arial" style:font-family-generic="roman" style:font-pitch="variable" fo:font-size="8.5pt" style:font-size-asian="8.5pt" style:font-size-complex="10pt"/>
    </style:style>
    <style:style style:name="bulleted_20_body_20_copy_20_w_2f_tabs" style:display-name="bulleted body copy w/tabs" style:family="paragraph" style:parent-style-name="Standard" style:auto-update="true" style:default-outline-level="">
      <style:paragraph-properties fo:line-height="120%">
        <style:tab-stops>
          <style:tab-stop style:position="1.8626in"/>
          <style:tab-stop style:position="4.5189in"/>
        </style:tab-stops>
      </style:paragraph-properties>
      <style:text-properties style:font-name="Arial" fo:font-family="Arial" style:font-family-generic="roman" style:font-pitch="variable" fo:font-size="9.5pt" style:font-size-asian="9.5pt" style:font-name-complex="Arial2" style:font-family-complex="Arial" style:font-family-generic-complex="system" style:font-pitch-complex="variable" style:font-size-complex="10pt"/>
    </style:style>
    <style:style style:name="Bulleted_20_Body_20__2b__20_Tabs" style:display-name="Bulleted Body + Tabs" style:family="paragraph" style:parent-style-name="Standard" style:default-outline-level="" style:list-style-name="WWNum2">
      <style:paragraph-properties fo:line-height="120%">
        <style:tab-stops>
          <style:tab-stop style:position="1.8626in"/>
          <style:tab-stop style:position="4.5189in"/>
        </style:tab-stops>
      </style:paragraph-properties>
      <style:text-properties style:font-name="Arial" fo:font-family="Arial" style:font-family-generic="roman" style:font-pitch="variable" fo:font-size="9.5pt" style:font-size-asian="9.5pt" style:font-name-complex="Arial2" style:font-family-complex="Arial" style:font-family-generic-complex="system" style:font-pitch-complex="variable" style:font-size-complex="10pt"/>
    </style:style>
    <style:style style:name="Bulleted_20_Body_20_Copy" style:display-name="Bulleted Body Copy" style:family="paragraph" style:auto-update="true" style:default-outline-level="">
      <style:text-properties style:font-name-complex="Arial2" style:font-family-complex="Arial" style:font-family-generic-complex="system" style:font-pitch-complex="variable" style:font-size-complex="9.5pt"/>
    </style:style>
    <style:style style:name="bulleted_20_body_20_copy" style:display-name="bulleted body copy" style:family="paragraph" style:parent-style-name="Standard" style:auto-update="true" style:default-outline-level="" style:list-style-name="WWNum6">
      <style:paragraph-properties fo:line-height="120%"/>
      <style:text-properties style:font-name="Arial" fo:font-family="Arial" style:font-family-generic="roman" style:font-pitch="variable" fo:font-size="9.5pt" style:font-size-asian="9.5pt" style:font-size-complex="10pt"/>
    </style:style>
    <style:style style:name="Style1" style:family="paragraph" style:parent-style-name="Footer" style:auto-update="true" style:default-outline-level="">
      <style:paragraph-properties fo:line-height="120%" fo:text-align="end" style:justify-single-word="false"/>
      <style:text-properties fo:color="#808080" style:font-name="Arial" fo:font-family="Arial" style:font-family-generic="roman" style:font-pitch="variable" fo:font-size="8pt" style:font-size-asian="8pt" style:font-size-complex="8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_20_.5_22_" style:display-name="Footer .5&quot;" style:family="paragraph" style:parent-style-name="Footer" style:auto-update="true" style:default-outline-level="">
      <style:paragraph-properties fo:line-height="120%" fo:text-align="end" style:justify-single-word="false"/>
      <style:text-properties fo:color="#808080" style:font-name="Arial" fo:font-family="Arial" style:font-family-generic="roman" style:font-pitch="variable" fo:font-size="8pt" style:font-size-asian="8pt" style:font-size-complex="8pt"/>
    </style:style>
    <style:style style:name="Header_20_Text_20_Bold" style:display-name="Header Text Bold" style:family="paragraph" style:parent-style-name="Standard" style:auto-update="true" style:default-outline-level="">
      <style:paragraph-properties fo:line-height="120%"/>
      <style:text-properties fo:color="#ffffff" style:font-name="Arial" fo:font-family="Arial" style:font-family-generic="roman" style:font-pitch="variable" fo:font-size="10pt" fo:font-weight="bold" style:font-size-asian="10pt" style:font-weight-asian="bold" style:font-size-complex="10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in" fo:margin-bottom="0.1945in" style:contextual-spacing="false"/>
      <style:text-properties style:language-asian="en" style:country-asian="US"/>
    </style:style>
    <style:style style:name="Frame_20_contents" style:display-name="Frame contents" style:family="paragraph" style:parent-style-name="Standard" style:class="extra"/>
    <style:style style:name="Heading_20_3" style:display-name="Heading 3" style:family="paragraph" style:parent-style-name="Heading" style:class="text"/>
    <style:style style:name="Table_20_Contents" style:display-name="Table Contents" style:family="paragraph" style:parent-style-name="Standard" style:class="extra"/>
    <style:style style:name="Heading_20_2" style:display-name="Heading 2"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Table_20_Heading" style:display-name="Table Heading" style:family="paragraph" style:parent-style-name="Table_20_Contents" style:class="extra"/>
    <style:style style:name="Footnote" style:family="paragraph" style:parent-style-name="Standard" style:class="extra"/>
    <style:style style:name="Default_20_Paragraph_20_Font" style:display-name="Default Paragraph Font" style:family="text"/>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Gray_20_Text_20_7pt" style:display-name="Gray Text 7pt" style:family="text" style:parent-style-name="Default_20_Paragraph_20_Font">
      <style:text-properties fo:color="#999999" style:font-name="Arial" fo:font-family="Arial" style:font-family-generic="roman" style:font-pitch="variable" fo:font-size="7pt" style:font-size-asian="7pt"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2" style:font-family-complex="'Times New Roman'" style:font-family-generic-complex="system" style:font-pitch-complex="variable" style:language-complex="zxx" style:country-complex="none"/>
    </style:style>
    <style:style style:name="Balloon_20_Text_20_Char" style:display-name="Balloon Text Char" style:family="text" style:parent-style-name="Default_20_Paragraph_20_Font">
      <style:text-properties fo:font-size="1pt" style:font-size-asian="1pt" style:language-asian="ko" style:country-asian="KR" style:font-size-complex="1pt"/>
    </style:style>
    <style:style style:name="ListLabel_20_1" style:display-name="ListLabel 1" style:family="text">
      <style:text-properties fo:color="#00000a" fo:font-size="9.5pt" style:font-size-asian="9.5pt"/>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fo:font-size="10pt" fo:font-weight="bold" style:font-size-asian="10pt" style:font-weight-asian="bold" style:font-name-complex="Arial2" style:font-family-complex="Arial" style:font-family-generic-complex="system" style:font-pitch-complex="variable"/>
    </style:style>
    <style:style style:name="ListLabel_20_4" style:display-name="ListLabel 4" style:family="text">
      <style:text-properties fo:color="#a50021" fo:font-size="10pt" style:font-name-asian="Batang" style:font-family-asian="Batang" style:font-family-generic-asian="system" style:font-pitch-asian="variable"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in" fo:margin-left="-0.2626in"/>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text:list-tab-stop-position="0.7374in" fo:text-indent="-0.25in" fo:margin-left="0.7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2374in" fo:text-indent="-0.25in" fo:margin-left="1.23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374in" fo:text-indent="-0.25in" fo:margin-left="1.7374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2374in" fo:text-indent="-0.25in" fo:margin-left="2.2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2.7374in" fo:text-indent="-0.25in" fo:margin-left="2.73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374in" fo:text-indent="-0.25in" fo:margin-left="3.237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3.7374in" fo:text-indent="-0.25in" fo:margin-left="3.7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2374in" fo:text-indent="-0.25in" fo:margin-left="4.2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3in" fo:margin-left="-0.2626in"/>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text:list-tab-stop-position="0.7374in" fo:text-indent="-0.25in" fo:margin-left="0.7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2374in" fo:text-indent="-0.25in" fo:margin-left="1.23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374in" fo:text-indent="-0.25in" fo:margin-left="1.7374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2374in" fo:text-indent="-0.25in" fo:margin-left="2.2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2.7374in" fo:text-indent="-0.25in" fo:margin-left="2.73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374in" fo:text-indent="-0.25in" fo:margin-left="3.237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3.7374in" fo:text-indent="-0.25in" fo:margin-left="3.7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2374in" fo:text-indent="-0.25in" fo:margin-left="4.2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0374in" fo:text-indent="-0.3in" fo:margin-left="0.0374in"/>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text:list-tab-stop-position="1.0374in" fo:text-indent="-0.25in" fo:margin-left="1.0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374in" fo:text-indent="-0.25in" fo:margin-left="1.53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0374in" fo:text-indent="-0.25in" fo:margin-left="2.0374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374in" fo:text-indent="-0.25in" fo:margin-left="2.5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0374in" fo:text-indent="-0.25in" fo:margin-left="3.03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374in" fo:text-indent="-0.25in" fo:margin-left="3.537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0374in" fo:text-indent="-0.25in" fo:margin-left="4.0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374in" fo:text-indent="-0.25in" fo:margin-left="4.5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0374in" fo:text-indent="-0.3in" fo:margin-left="0.0374in"/>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text:list-tab-stop-position="1.0374in" fo:text-indent="-0.25in" fo:margin-left="1.0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374in" fo:text-indent="-0.25in" fo:margin-left="1.53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0374in" fo:text-indent="-0.25in" fo:margin-left="2.0374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374in" fo:text-indent="-0.25in" fo:margin-left="2.5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0374in" fo:text-indent="-0.25in" fo:margin-left="3.03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374in" fo:text-indent="-0.25in" fo:margin-left="3.537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0374in" fo:text-indent="-0.25in" fo:margin-left="4.0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374in" fo:text-indent="-0.25in" fo:margin-left="4.5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0374in" fo:text-indent="-0.3in" fo:margin-left="0.0374in"/>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text:list-tab-stop-position="1.0374in" fo:text-indent="-0.25in" fo:margin-left="1.0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374in" fo:text-indent="-0.25in" fo:margin-left="1.53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0374in" fo:text-indent="-0.25in" fo:margin-left="2.0374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374in" fo:text-indent="-0.25in" fo:margin-left="2.5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0374in" fo:text-indent="-0.25in" fo:margin-left="3.03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374in" fo:text-indent="-0.25in" fo:margin-left="3.537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0374in" fo:text-indent="-0.25in" fo:margin-left="4.0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374in" fo:text-indent="-0.25in" fo:margin-left="4.5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0374in" fo:text-indent="-0.3in" fo:margin-left="0.0374in"/>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text:list-tab-stop-position="1.0374in" fo:text-indent="-0.25in" fo:margin-left="1.0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374in" fo:text-indent="-0.25in" fo:margin-left="1.53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0374in" fo:text-indent="-0.25in" fo:margin-left="2.0374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374in" fo:text-indent="-0.25in" fo:margin-left="2.5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0374in" fo:text-indent="-0.25in" fo:margin-left="3.03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374in" fo:text-indent="-0.25in" fo:margin-left="3.537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0374in" fo:text-indent="-0.25in" fo:margin-left="4.0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374in" fo:text-indent="-0.25in" fo:margin-left="4.5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2"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2"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ListLabel_20_2"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ListLabel_20_2"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ebdings"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eb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eb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eb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eb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eb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eb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eb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eb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2"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2"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3"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a50021" fo:font-weight="bold" style:font-weight-asian="bold"/>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fo:color="#808080" style:font-name="Franklin Gothic Medium" fo:font-size="10pt" fo:font-weight="bold" style:font-size-asian="10pt" style:font-weight-asian="bold" style:font-name-complex="Arial2" style:font-size-complex="10pt" style:font-weight-complex="bold"/>
    </style:style>
    <style:style style:name="MT1" style:family="text">
      <style:text-properties fo:color="#808080" style:font-name="Franklin Gothic Medium" fo:font-size="8pt" fo:font-weight="bold" style:font-size-asian="8pt" style:font-weight-asian="bold" style:font-name-complex="Arial2" style:font-weight-complex="bold"/>
    </style:style>
    <style:style style:name="MT2" style:family="text">
      <style:text-properties fo:color="#808080" style:font-name="Franklin Gothic Medium" fo:font-size="7pt" fo:font-weight="bold" style:font-size-asian="7pt" style:font-weight-asian="bold" style:font-name-complex="Arial2" style:font-weight-complex="bold"/>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fo:margin-left="0.1252in" fo:margin-right="0.1252in" fo:margin-top="0in" fo:margin-bottom="0in" style:wrap="run-through"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page-layout style:name="Mpm1">
      <style:page-layout-properties fo:page-width="8.5in" fo:page-height="11in" style:num-format="1" style:print-orientation="portrait" fo:margin-top="0.25in" fo:margin-bottom="0.5in" fo:margin-left="0.75in" fo:margin-right="0.7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5in" fo:margin-left="0in" fo:margin-right="0in" fo:margin-bottom="0.71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frame draw:style-name="Mfr1" draw:name="Picture 4" text:anchor-type="char" svg:x="6.0937in" svg:y="0in" svg:width="1.1252in" svg:height="0.3957in" draw:z-index="3"><draw:image xlink:href="Pictures/10000000000000A00000003A0422BB7C.jpg" xlink:type="simple" xlink:show="embed" xlink:actuate="onLoad"/><svg:desc>chm_pms</svg:desc></draw:frame><draw:frame draw:style-name="Mfr2" draw:name="Frame2" text:anchor-type="char" svg:x="6.5in" svg:y="-0.1252in" svg:width="0.811in" draw:z-index="7"><draw:text-box fo:min-height="0.7866in"><text:p text:style-name="Frame_20_contents"/></draw:text-box></draw:frame></text:p>
      </style:header>
      <style:footer>
        <text:p text:style-name="MP2"><text:bookmark-start text:name="OLE_LINK1"/><text:span text:style-name="MT1">1401 N. Shoreline Blvd., Mountain View, CA <text:s/>94043 <text:s text:c="5"/></text:span><text:span text:style-name="MT2">tel</text:span><text:span text:style-name="MT1">. 650 810 1010 <text:s text:c="4"/></text:span><text:span text:style-name="MT2">fax </text:span><text:span text:style-name="MT1"><text:s/>650 810 1055 </text:span></text:p>
        <text:p text:style-name="MP3">www.computerhistory.org<text:bookmark-end text:name="OLE_LINK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ination Form</dc:title>
    <meta:initial-creator>Karen Tucker</meta:initial-creator>
    <dc:creator>Alison Chaiken</dc:creator>
    <meta:editing-cycles>61</meta:editing-cycles>
    <meta:print-date>2008-11-19T16:58:00</meta:print-date>
    <meta:creation-date>2014-06-09T22:30:00</meta:creation-date>
    <dc:date>2014-08-10T15:04:31.611640210</dc:date>
    <meta:editing-duration>PT23H53M4S</meta:editing-duration>
    <meta:generator>LibreOffice/4.2.6.2$Linux_X86_64 LibreOffice_project/420m0$Build-2</meta:generator>
    <meta:document-statistic meta:table-count="1" meta:image-count="1" meta:object-count="0" meta:page-count="4" meta:paragraph-count="78" meta:word-count="1050" meta:character-count="6994" meta:non-whitespace-character-count="5945"/>
    <meta:user-defined meta:name="AppVersion">12.0000</meta:user-defined>
    <meta:user-defined meta:name="Company">Computer History Museu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007 Fellow Awards Nomination Form v1.1" xlink:href=""/>
  </office:meta>
</office:document-meta>
</file>